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tkinson Hyperlegible" svg:font-family="'Atkinson Hyperlegible', Arial, Helvetica,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left="0cm" fo:margin-right="0.794cm" fo:margin-top="0cm" fo:margin-bottom="0cm" style:contextual-spacing="false" fo:text-align="start" style:justify-single-word="false" fo:orphans="2" fo:widows="2" fo:text-indent="0cm" style:auto-text-indent="false" fo:padding="0cm" fo:border="none"/>
      <style:text-properties fo:font-variant="normal" fo:text-transform="none" fo:color="#00843d" loext:opacity="100%" style:font-name="Atkinson Hyperlegible" fo:letter-spacing="normal" fo:font-style="normal" fo:font-weight="normal"/>
    </style:style>
    <style:style style:name="P2"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letter-spacing="normal" fo:font-style="normal" fo:font-weight="normal"/>
    </style:style>
    <style:style style:name="P3" style:family="paragraph" style:parent-style-name="Preformatted_20_Text">
      <style:paragraph-properties fo:text-align="start" style:justify-single-word="false" fo:orphans="2" fo:widows="2"/>
      <style:text-properties fo:font-variant="normal" fo:text-transform="none" fo:color="#000000" loext:opacity="100%" style:font-name="Atkinson Hyperlegible" fo:font-size="12pt" fo:letter-spacing="normal" fo:font-style="normal" fo:font-weight="normal"/>
    </style:style>
    <style:style style:name="P4" style:family="paragraph" style:parent-style-name="Preformatted_20_Text">
      <style:paragraph-properties fo:text-align="start" style:justify-single-word="false" fo:orphans="2" fo:widows="2"/>
    </style:style>
    <style:style style:name="P5"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loext:opacity="100%" style:font-name="Atkinson Hyperlegible" fo:font-size="12pt" fo:letter-spacing="normal" fo:font-style="normal" fo:font-weight="normal"/>
    </style:style>
    <style:style style:name="P6" style:family="paragraph" style:parent-style-name="Preformatted_20_Text">
      <style:paragraph-properties fo:margin-top="0cm" fo:margin-bottom="0.499cm" style:contextual-spacing="false" fo:text-align="start" style:justify-single-word="false" fo:orphans="2" fo:widows="2"/>
    </style:style>
    <style:style style:name="P7" style:family="paragraph" style:parent-style-name="Preformatted_20_Text">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000000" loext:opacity="100%" style:font-name="Atkinson Hyperlegible" fo:font-size="12pt" fo:letter-spacing="normal" fo:font-style="normal" fo:font-weight="normal"/>
    </style:style>
    <style:style style:name="P8"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style:font-name="Atkinson Hyperlegible" fo:font-size="12pt" fo:letter-spacing="normal" fo:font-style="normal" fo:font-weight="normal"/>
    </style:style>
    <style:style style:name="P9" style:family="paragraph" style:parent-style-name="Preformatted_20_Text">
      <style:paragraph-properties fo:margin-left="0cm" fo:margin-right="0cm" fo:text-align="start" style:justify-single-word="false" fo:orphans="2" fo:widows="2" fo:text-indent="0cm" style:auto-text-indent="false"/>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44444" loext:opacity="100%" style:font-name="Atkinson Hyperlegible" fo:font-size="12pt" fo:letter-spacing="normal" fo:font-style="normal" fo:font-weight="normal"/>
    </style:style>
    <style:style style:name="P11" style:family="paragraph" style:parent-style-name="Text_20_body">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444444" loext:opacity="100%" style:font-name="Atkinson Hyperlegible" fo:font-size="12pt" fo:letter-spacing="normal" fo:font-style="normal" fo:font-weight="normal"/>
    </style:style>
    <style:style style:name="T2" style:family="text">
      <style:text-properties fo:font-variant="normal" fo:text-transform="none" fo:color="#00843d" loext:opacity="100%" style:font-name="Atkinson Hyperlegible" fo:font-size="12pt" fo:letter-spacing="normal" fo:font-style="normal" style:text-underline-style="solid" style:text-underline-width="auto" style:text-underline-color="font-color" fo:font-weight="normal"/>
    </style:style>
    <style:style style:name="T3" style:family="text">
      <style:text-properties fo:font-variant="normal" fo:text-transform="none" fo:color="#000000" loext:opacity="100%" style:font-name="Atkinson Hyperlegible" fo:font-size="12pt" fo:letter-spacing="normal" fo:font-style="normal" fo:font-weight="normal"/>
    </style:style>
    <style:style style:name="T4" style:family="text">
      <style:text-properties fo:font-variant="normal" fo:text-transform="none" fo:color="#000000" loext:opacity="1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nodeTitle"/>Despliegue de aplicaciones con Helm</text:h>
      <text:p text:style-name="Standard"/>
      <text:p text:style-name="P10">Como hemos estudiado en las unidades anteriores, una aplicación real completa se compone de un conjunto amplio de objetos que definen Deployments, ConfigMaps, Services, etc. La API de Kubernetes no nos ofrece un "superobjeto" que defina una aplicación completa.</text:p>
      <text:p text:style-name="P11"><text:span text:style-name="T1">Necesitamos herramientas para gestionar la aplicación completa: empaquetado, instaladores, control de la aplicación en producción, etc. En esta unidad vamos a estudiar </text:span><text:a xlink:type="simple" xlink:href="https://helm.sh/" text:style-name="Internet_20_link" text:visited-style-name="Visited_20_Internet_20_Link"><text:span text:style-name="T2">Helm</text:span></text:a><text:span text:style-name="T1">, que es un software que nos permite empaquetar aplicaciones completas y gestionar el ciclo completo de despliegue de dicha aplicación.</text:span></text:p>
      <text:p text:style-name="P11"><text:span text:style-name="T1">Helm usa un formato de empaquetado llamado </text:span><text:span text:style-name="Strong_20_Emphasis"><text:span text:style-name="T1">charts</text:span></text:span><text:span text:style-name="T1">. Un chart es una colección de archivos que describen un conjunto de recursos que nos permite desplegar una aplicación en Kubernetes.</text:span></text:p>
      <text:p text:style-name="P11"><text:span text:style-name="T1">Los </text:span><text:span text:style-name="Strong_20_Emphasis"><text:span text:style-name="T1">charts</text:span></text:span><text:span text:style-name="T1"> son distribuidos en distintos repositorios, que podremos dar de alta en nuestra instalación de Helm. Para buscar los distintos charts y los repositorios desde los que se distribuyen podemos usar la página </text:span><text:a xlink:type="simple" xlink:href="https://artifacthub.io/" text:style-name="Internet_20_link" text:visited-style-name="Visited_20_Internet_20_Link"><text:span text:style-name="T2">Artifact Hub</text:span></text:a><text:span text:style-name="T1">.</text:span></text:p>
      <text:h text:style-name="P1" text:outline-level="1"><text:bookmark text:name="nodeTitle1"/>Instalación de Helm</text:h>
      <text:p text:style-name="Standard"/>
      <text:p text:style-name="P11"><text:span text:style-name="T1">Helm se distribuye como un único binario que podemos instalar de distintas formas. La última versión del programa la podemos encontrar en esta </text:span><text:a xlink:type="simple" xlink:href="https://github.com/helm/helm/releases/" text:style-name="Internet_20_link" text:visited-style-name="Visited_20_Internet_20_Link"><text:span text:style-name="T2">página</text:span></text:a><text:span text:style-name="T1"> y podemos ver los distintos métodos de instalación en la </text:span><text:a xlink:type="simple" xlink:href="https://helm.sh/docs/intro/install/" text:style-name="Internet_20_link" text:visited-style-name="Visited_20_Internet_20_Link"><text:span text:style-name="T2">documentación oficial</text:span></text:a><text:span text:style-name="T1">.</text:span></text:p>
      <text:p text:style-name="P10">Una vez instalado podemos ver la versión de Helm que tenemos instalada:</text:p>
      <text:p text:style-name="P7">helm version</text:p>
      <text:p text:style-name="P10">Los siguiente es indicar un repositorio para que podamos empezar a trabajar con helm, para ello:</text:p>
      <text:p text:style-name="P7">helm repo add "stable" "https://charts.helm.sh/stable" --force-update</text:p>
      <text:p text:style-name="P11"><text:span text:style-name="T1">Y ahora el repositorio </text:span><text:span text:style-name="Source_20_Text"><text:span text:style-name="T1">stable</text:span></text:span><text:span text:style-name="T1"> corresponde a </text:span><text:span text:style-name="Source_20_Text"><text:span text:style-name="T1">charts.helm.sh/stable</text:span></text:span><text:span text:style-name="T1">:</text:span></text:p>
      <text:p text:style-name="P8">helm repo list</text:p>
      <text:p text:style-name="P3">NAME <text:s text:c="3"/>URL <text:s text:c="25"/></text:p>
      <text:p text:style-name="P5">stable <text:s/>https://charts.helm.sh/stable</text:p>
      <text:h text:style-name="P1" text:outline-level="1"><text:bookmark text:name="nodeTitle2"/>Gestión de charts y despliegue de aplicaciones</text:h>
      <text:p text:style-name="Standard"/>
      <text:p text:style-name="P10">Como hemos visto anteriormente, por defecto, tenemos instalado un repositorio:</text:p>
      <text:p text:style-name="P8"><text:soft-page-break/>helm repo list</text:p>
      <text:p text:style-name="P3">NAME <text:s text:c="3"/>URL <text:s text:c="25"/></text:p>
      <text:p text:style-name="P5">stable <text:s/>https://charts.helm.sh/stable</text:p>
      <text:p text:style-name="P11"><text:span text:style-name="T1">Podemos buscar más repositorios de charts buscando en la página </text:span><text:a xlink:type="simple" xlink:href="https://artifacthub.io/" text:style-name="Internet_20_link" text:visited-style-name="Visited_20_Internet_20_Link"><text:span text:style-name="T2">Artifact Hub</text:span></text:a><text:span text:style-name="T1">, por ejemplo podemos añadir el repositorio de charts de Bitnami de la siguiente manera:</text:span></text:p>
      <text:p text:style-name="P8">helm repo add bitnami https://charts.bitnami.com/bitnami</text:p>
      <text:p text:style-name="P5">"bitnami" has been added to your repositories</text:p>
      <text:p text:style-name="P10">Y podemos comprobar que hemos añadido un nuevo repositorio:</text:p>
      <text:p text:style-name="P8">helm repo list</text:p>
      <text:p text:style-name="P3">NAME <text:s text:c="3"/>URL <text:s text:c="30"/></text:p>
      <text:p text:style-name="P3">stable <text:s/>https://charts.helm.sh/stable <text:s text:c="4"/></text:p>
      <text:p text:style-name="P5">bitnami https://charts.bitnami.com/bitnami</text:p>
      <text:p text:style-name="P10">Si queremos actualizar la lista de charts ofrecidos por los repositorios:</text:p>
      <text:p text:style-name="P8">helm repo update</text:p>
      <text:p text:style-name="P3">Hang tight while we grab the latest from your chart repositories...</text:p>
      <text:p text:style-name="P3">...Successfully got an update from the "stable" chart repository</text:p>
      <text:p text:style-name="P3">...Successfully got an update from the "bitnami" chart repository</text:p>
      <text:p text:style-name="P5">Update Complete. ⎈Happy Helming!⎈</text:p>
      <text:h text:style-name="P2" text:outline-level="2"><text:bookmark text:name="user-content-buscar-charts"/>Buscar charts</text:h>
      <text:p text:style-name="P11"><text:span text:style-name="T1">Como hemos comentado anteriormente, los charts los podemos buscar en la página </text:span><text:a xlink:type="simple" xlink:href="https://artifacthub.io/" text:style-name="Internet_20_link" text:visited-style-name="Visited_20_Internet_20_Link"><text:span text:style-name="T2">Artifact Hub</text:span></text:a><text:span text:style-name="T1"> o los podemos buscar desde la línea de comandos, por ejemplo si queremos buscar un chart relacionado con </text:span><text:span text:style-name="Source_20_Text"><text:span text:style-name="T1">nginx</text:span></text:span><text:span text:style-name="T1">:</text:span></text:p>
      <text:p text:style-name="P8">helm search repo nginx</text:p>
      <text:p text:style-name="P3">NAME <text:s text:c="35"/>CHART VERSION <text:s text:c="2"/>APP VERSION <text:s text:c="4"/>DESCRIPTION <text:s text:c="38"/></text:p>
      <text:p text:style-name="P3">bitnami/nginx <text:s text:c="26"/>9.3.0 <text:s text:c="10"/>1.21.0 <text:s text:c="9"/>Chart for the nginx server <text:s text:c="23"/></text:p>
      <text:p text:style-name="P3">bitnami/nginx-ingress-controller <text:s text:c="7"/>7.6.12 <text:s text:c="9"/>0.47.0 <text:s text:c="9"/>Chart for the nginx Ingress controller <text:s text:c="11"/></text:p>
      <text:p text:style-name="P3">stable/nginx-ingress <text:s text:c="19"/>1.41.3 <text:s text:c="9"/>v0.34.1 <text:s text:c="8"/>DEPRECATED! An nginx Ingress controller that us...</text:p>
      <text:p text:style-name="P3">stable/nginx-ldapauth-proxy <text:s text:c="12"/>0.1.6 <text:s text:c="10"/>1.13.5 <text:s text:c="9"/>DEPRECATED - nginx proxy with ldapauth <text:s text:c="11"/></text:p>
      <text:p text:style-name="P5">...</text:p>
      <text:p text:style-name="P11"><text:span text:style-name="T1">Para obtener información sobre el chart </text:span><text:span text:style-name="Source_20_Text"><text:span text:style-name="T1">bitnami/nginx</text:span></text:span><text:span text:style-name="T1"> podemos buscar en </text:span><text:a xlink:type="simple" xlink:href="https://artifacthub.io/" text:style-name="Internet_20_link" text:visited-style-name="Visited_20_Internet_20_Link"><text:span text:style-name="T2">Artifact Hub</text:span></text:a><text:span text:style-name="T1">.</text:span></text:p>
      <text:p text:style-name="P11"><text:span text:style-name="T1">Todos los ficheros yaml que forman parte de un chart están parametrizados, es decir cada propiedad tiene un valor por defecto, pero a la hora de instalarlo se puede cambiar. Por ejemplo, ¿qué tipo de Service se creará al instalar el chart </text:span><text:span text:style-name="Source_20_Text"><text:span text:style-name="T1">bitnami/nginx</text:span></text:span><text:span text:style-name="T1">? Por defecto, el parámetro </text:span><text:span text:style-name="Source_20_Text"><text:span text:style-name="T1">service.type</text:span></text:span><text:span text:style-name="T1"> tiene como valor </text:span><text:span text:style-name="Source_20_Text"><text:span text:style-name="T1">LoadBalancer</text:span></text:span><text:span text:style-name="T1">, pero si queremos un Service de tipo </text:span><text:span text:style-name="Source_20_Text"><text:span text:style-name="T1">NodePort</text:span></text:span><text:span text:style-name="T1">, podremos redefinir este parámetro a la hora de instalar el chart.</text:span></text:p>
      <text:p text:style-name="P11"><text:soft-page-break/><text:span text:style-name="T1">¿Y cómo sabemos los parámetros que tiene definido cada chart y sus valores por defecto?. Estudiando la documentación del chart en </text:span><text:a xlink:type="simple" xlink:href="https://artifacthub.io/" text:style-name="Internet_20_link" text:visited-style-name="Visited_20_Internet_20_Link"><text:span text:style-name="T2">Artifact Hub</text:span></text:a><text:span text:style-name="T1">. En concreto para el chart con el que estamos trabajando, accediendo a la url </text:span><text:a xlink:type="simple" xlink:href="https://artifacthub.io/packages/helm/bitnami/nginx" text:style-name="Internet_20_link" text:visited-style-name="Visited_20_Internet_20_Link"><text:span text:style-name="T2">https://artifacthub.io/packages/helm/bitnami/nginx</text:span></text:a><text:span text:style-name="T1">. También podemos obtener esta información ejecutando el siguiente comando:</text:span></text:p>
      <text:p text:style-name="P7">helm show all bitnami/nginx</text:p>
      <text:h text:style-name="P2" text:outline-level="2"><text:bookmark text:name="user-content-instalación-del-chart"/>Instalación del chart</text:h>
      <text:p text:style-name="P10">Para instalar el chart ejecutamos la siguiente instrucción:</text:p>
      <text:p text:style-name="P7">helm install serverweb bitnami/nginx --set service.type=NodePort</text:p>
      <text:p text:style-name="P11"><text:span text:style-name="T1">Como vemos hemos nombrado el chart desplegado (</text:span><text:span text:style-name="Source_20_Text"><text:span text:style-name="T1">serverweb</text:span></text:span><text:span text:style-name="T1">), indicado el chart (</text:span><text:span text:style-name="Source_20_Text"><text:span text:style-name="T1">bitnami/nginx</text:span></text:span><text:span text:style-name="T1">) y, en este caso, hemos redefinido el parámetro </text:span><text:span text:style-name="Source_20_Text"><text:span text:style-name="T1">service.type</text:span></text:span><text:span text:style-name="T1">.</text:span></text:p>
      <text:p text:style-name="P10">Cuando se despliega el chart se nos ofrece información que nos muestra cómo acceder a la aplicación:</text:p>
      <text:p text:style-name="P9"><text:span text:style-name="Source_20_Text"><text:span text:style-name="T3">NOTES:</text:span></text:span></text:p>
      <text:p text:style-name="P4"><text:span text:style-name="Source_20_Text"><text:span text:style-name="T3">** Please be patient while the chart is being deployed **</text:span></text:span></text:p>
      <text:p text:style-name="P4"/>
      <text:p text:style-name="P4"><text:span text:style-name="Source_20_Text"><text:span text:style-name="T3">NGINX can be accessed through the following DNS name from within your cluster:</text:span></text:span></text:p>
      <text:p text:style-name="P4"/>
      <text:p text:style-name="P4"><text:span text:style-name="Source_20_Text"><text:span text:style-name="T4"><text:s text:c="4"/></text:span></text:span><text:span text:style-name="Source_20_Text"><text:span text:style-name="T3">serverweb-nginx.default.svc.cluster.local (port 80)</text:span></text:span></text:p>
      <text:p text:style-name="P4"/>
      <text:p text:style-name="P4"><text:span text:style-name="Source_20_Text"><text:span text:style-name="T3">To access NGINX from outside the cluster, follow the steps below:</text:span></text:span></text:p>
      <text:p text:style-name="P4"/>
      <text:p text:style-name="P4"><text:span text:style-name="Source_20_Text"><text:span text:style-name="T3">1. Get the NGINX URL by running these commands:</text:span></text:span></text:p>
      <text:p text:style-name="P4"/>
      <text:p text:style-name="P4"><text:span text:style-name="Source_20_Text"><text:span text:style-name="T4"><text:s text:c="4"/></text:span></text:span><text:span text:style-name="Source_20_Text"><text:span text:style-name="T3">export NODE_PORT=$(kubectl get --namespace default -o jsonpath="{.spec.ports[0].nodePort}" services serverweb-nginx)</text:span></text:span></text:p>
      <text:p text:style-name="P4"><text:span text:style-name="Source_20_Text"><text:span text:style-name="T4"><text:s text:c="4"/></text:span></text:span><text:span text:style-name="Source_20_Text"><text:span text:style-name="T3">export NODE_IP=$(kubectl get nodes --namespace default -o jsonpath="{.items[0].status.addresses[0].address}")</text:span></text:span></text:p>
      <text:p text:style-name="P6"><text:span text:style-name="Source_20_Text"><text:span text:style-name="T4"><text:s text:c="4"/></text:span></text:span><text:span text:style-name="Source_20_Text"><text:span text:style-name="T3">echo "http://${NODE_IP}:${NODE_PORT}"</text:span></text:span></text:p>
      <text:p text:style-name="P10">Si queremos acceder a la aplicación desde el exterior debemos ejecutar las tres últimas instrucciones, que nos muestran la ip de nuestro cluster y el puerto asignado al Service NodePort.</text:p>
      <text:p text:style-name="P10">Siempre podemos volver a ver esta información ejecutando la siguiente instrucción:</text:p>
      <text:p text:style-name="P7">helm status serverweb</text:p>
      <text:p text:style-name="P10">Podemos comprobar los Deployments que hemos realizado con Helm, ejecutando:</text:p>
      <text:p text:style-name="P8">helm ls</text:p>
      <text:p text:style-name="P3">NAME <text:s text:c="11"/>NAMESPACE <text:s text:c="6"/>REVISION <text:s text:c="7"/>UPDATED <text:s text:c="40"/>STATUS <text:s text:c="9"/>CHART <text:s text:c="10"/>APP VERSION</text:p>
      <text:p text:style-name="P5"><text:soft-page-break/>serverweb <text:s text:c="6"/>default <text:s text:c="8"/>1 <text:s text:c="14"/>2021-06-29 19:11:15.975016119 +0200 CEST <text:s text:c="7"/>deployed <text:s text:c="7"/>nginx-9.3.0 <text:s text:c="4"/>1.21.0 <text:s text:c="2"/></text:p>
      <text:p text:style-name="P10">Y podemos comprobar también los recursos que se han creado en el cluster:</text:p>
      <text:p text:style-name="P8">kubectl get all</text:p>
      <text:p text:style-name="P3">NAME <text:s text:c="34"/>READY <text:s text:c="2"/>STATUS <text:s text:c="3"/>RESTARTS <text:s text:c="2"/>AGE</text:p>
      <text:p text:style-name="P3">pod/serverweb-nginx-7b7f75d476-kxq8j <text:s text:c="2"/>1/1 <text:s text:c="4"/>Running <text:s text:c="2"/>0 <text:s text:c="9"/>56s</text:p>
      <text:p text:style-name="P4"/>
      <text:p text:style-name="P3">NAME <text:s text:c="21"/>TYPE <text:s text:c="7"/>CLUSTER-IP <text:s text:c="4"/>EXTERNAL-IP <text:s text:c="2"/>PORT(S) <text:s text:c="7"/>AGE</text:p>
      <text:p text:style-name="P3">service/kubernetes <text:s text:c="7"/>ClusterIP <text:s text:c="2"/>10.96.0.1 <text:s text:c="5"/>&lt;none&gt; <text:s text:c="7"/>443/TCP <text:s text:c="7"/>5m14s</text:p>
      <text:p text:style-name="P3">service/serverweb-nginx <text:s text:c="2"/>NodePort <text:s text:c="3"/>10.99.80.141 <text:s text:c="2"/>&lt;none&gt; <text:s text:c="7"/>80:30137/TCP <text:s text:c="2"/>56s</text:p>
      <text:p text:style-name="P4"/>
      <text:p text:style-name="P3">NAME <text:s text:c="29"/>READY <text:s text:c="2"/>UP-TO-DATE <text:s text:c="2"/>AVAILABLE <text:s text:c="2"/>AGE</text:p>
      <text:p text:style-name="P3">deployment.apps/serverweb-nginx <text:s text:c="2"/>1/1 <text:s text:c="4"/>1 <text:s text:c="11"/>1 <text:s text:c="10"/>56s</text:p>
      <text:p text:style-name="P4"/>
      <text:p text:style-name="P3">NAME <text:s text:c="40"/>DESIRED <text:s text:c="2"/>CURRENT <text:s text:c="2"/>READY <text:s text:c="2"/>AGE</text:p>
      <text:p text:style-name="P5">replicaset.apps/serverweb-nginx-7b7f75d476 <text:s text:c="2"/>1 <text:s text:c="8"/>1 <text:s text:c="8"/>1 <text:s text:c="6"/>56s</text:p>
      <text:p text:style-name="P10">Por último, para desinstalar una aplicación completa, ejecutamos:</text:p>
      <text:p text:style-name="P8">helm delete serverweb</text:p>
      <text:p text:style-name="P5">release "serverweb" uninstalled</text:p>
      <text:p text:style-name="P11"><text:span text:style-name="T1">Aunque no entra en el ámbito de este curso, hay que indicar que si nosotros desarrollamos una aplicación podemos empaquetarla para instalarla con Helm, creando nuestros propios charts. Para más información puedes entrar en la </text:span><text:a xlink:type="simple" xlink:href="https://helm.sh/docs/chart_template_guide/#the-chart-template-developer-s-guide" text:style-name="Internet_20_link" text:visited-style-name="Visited_20_Internet_20_Link"><text:span text:style-name="T2">documentación oficial</text:span></text:a><text:span text:style-name="T1">.</text:span></text:p>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tkinson Hyperlegible" svg:font-family="'Atkinson Hyperlegible', Arial, Helvetica,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0T20:03:08.556000000</dc:date>
    <meta:editing-duration>PT21M6S</meta:editing-duration>
    <meta:editing-cycles>1</meta:editing-cycles>
    <meta:document-statistic meta:table-count="0" meta:image-count="0" meta:object-count="0" meta:page-count="4" meta:paragraph-count="83" meta:word-count="900" meta:character-count="7172" meta:non-whitespace-character-count="5571"/>
    <meta:generator>LibreOffice/7.1.6.2$Windows_X86_64 LibreOffice_project/0e133318fcee89abacd6a7d077e292f1145735c3</meta:generator>
  </office:meta>
</office:document-meta>
</file>